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702" officeooo:paragraph-rsid="000b3702"/>
    </style:style>
    <style:style style:name="P2" style:family="paragraph" style:parent-style-name="Standard">
      <style:paragraph-properties fo:text-align="start" style:justify-single-word="false"/>
      <style:text-properties officeooo:rsid="000b3702" officeooo:paragraph-rsid="000b3702"/>
    </style:style>
    <style:style style:name="P3" style:family="paragraph" style:parent-style-name="Standard">
      <style:paragraph-properties fo:text-align="start" style:justify-single-word="false"/>
      <style:text-properties officeooo:rsid="000cbbe6" officeooo:paragraph-rsid="000cbbe6"/>
    </style:style>
    <style:style style:name="P4" style:family="paragraph" style:parent-style-name="Standard">
      <style:paragraph-properties fo:text-align="start" style:justify-single-word="false"/>
      <style:text-properties officeooo:rsid="000e1694" officeooo:paragraph-rsid="000e169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in HERGOTT</text:p>
      <text:p text:style-name="P2">Owen BUFFARD</text:p>
      <text:p text:style-name="P1">œ</text:p>
      <text:p text:style-name="P1">Projet NSI : Jeu de dames</text:p>
      <text:p text:style-name="P1"/>
      <text:p text:style-name="P4">Projet </text:p>
      <text:p text:style-name="P3"/>
      <text:p text:style-name="P3"/>
      <text:p text:style-name="P3"/>
      <text:p text:style-name="P3"/>
      <text:p text:style-name="P3">9 janvier : Choix du jeu, création du platea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29:49.073420165</meta:creation-date>
    <dc:date>2025-01-09T11:58:05.743546690</dc:date>
    <meta:editing-duration>PT7M1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6" meta:word-count="21" meta:character-count="103" meta:non-whitespace-character-count="87"/>
  </office:meta>
</office:document-meta>
</file>